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float" office:value="2555.07" calcext:value-type="float">
            <text:p>2555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67.85666666667" calcext:value-type="float">
            <text:p>5167,85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80.07" calcext:value-type="float">
            <text:p>7780,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92.7133333333" calcext:value-type="float">
            <text:p>10392,71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84.7833333333" calcext:value-type="float">
            <text:p>13084,78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97.1433333333" calcext:value-type="float">
            <text:p>15697,14333333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308.7833333333" calcext:value-type="float">
            <text:p>18308,7833333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922.7133333333" calcext:value-type="float">
            <text:p>20922,71333333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535.2133333333" calcext:value-type="float">
            <text:p>23535,213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48.7133333333" calcext:value-type="float">
            <text:p>26148,71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39.7833333333" calcext:value-type="float">
            <text:p>28839,78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452.7133333333" calcext:value-type="float">
            <text:p>31452,713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064.6433333333" calcext:value-type="float">
            <text:p>34064,643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676.8566666667" calcext:value-type="float">
            <text:p>36676,85666666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289.07" calcext:value-type="float">
            <text:p>39289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901.4266666667" calcext:value-type="float">
            <text:p>41901,426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513.07" calcext:value-type="float">
            <text:p>44513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124.8566666667" calcext:value-type="float">
            <text:p>47124,856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658.6433333333" calcext:value-type="float">
            <text:p>49658,64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025.2833333333" calcext:value-type="float">
            <text:p>52025,283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813.7833333333" calcext:value-type="float">
            <text:p>53813,78333333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5202" calcext:value-type="float">
            <text:p>5520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6597.2133333333" calcext:value-type="float">
            <text:p>56597,213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63.8566666667" calcext:value-type="float">
            <text:p>58063,856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532.6433333333" calcext:value-type="float">
            <text:p>59532,64333333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003.4266666667" calcext:value-type="float">
            <text:p>61003,426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467.6433333333" calcext:value-type="float">
            <text:p>62467,643333333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3861" calcext:value-type="float">
            <text:p>638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330.07" calcext:value-type="float">
            <text:p>65330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268.3566666667" calcext:value-type="float">
            <text:p>68268,356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657.2833333333" calcext:value-type="float">
            <text:p>69657,283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124.07" calcext:value-type="float">
            <text:p>71124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591.57" calcext:value-type="float">
            <text:p>72591,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3983.6433333333" calcext:value-type="float">
            <text:p>73983,6433333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451.4266666667" calcext:value-type="float">
            <text:p>75451,426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914.3566666667" calcext:value-type="float">
            <text:p>76914,356666666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8308.2833333333" calcext:value-type="float">
            <text:p>78308,283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9775.9266666667" calcext:value-type="float">
            <text:p>79775,92666666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1245" calcext:value-type="float">
            <text:p>812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2712.9266666667" calcext:value-type="float">
            <text:p>82712,926666666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4102.57" calcext:value-type="float">
            <text:p>84102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494.5" calcext:value-type="float">
            <text:p>85494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957.8566666667" calcext:value-type="float">
            <text:p>86957,85666666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8348.7833333333" calcext:value-type="float">
            <text:p>88348,78333333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739.7133333333" calcext:value-type="float">
            <text:p>89739,71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207.9266666667" calcext:value-type="float">
            <text:p>91207,926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2669.8566666667" calcext:value-type="float">
            <text:p>92669,856666666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4064.7833333333" calcext:value-type="float">
            <text:p>94064,78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532.7133333333" calcext:value-type="float">
            <text:p>95532,713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002.5" calcext:value-type="float">
            <text:p>97002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8472.1433333333" calcext:value-type="float">
            <text:p>98472,14333333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861.9266666667" calcext:value-type="float">
            <text:p>99861,926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331.713333333" calcext:value-type="float">
            <text:p>101331,71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877.07" calcext:value-type="float">
            <text:p>102877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4347.283333333" calcext:value-type="float">
            <text:p>104347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5812.213333333" calcext:value-type="float">
            <text:p>105812,21333333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7208.713333333" calcext:value-type="float">
            <text:p>107208,7133333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678.5" calcext:value-type="float">
            <text:p>108678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225" calcext:value-type="float">
            <text:p>1102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1692.783333333" calcext:value-type="float">
            <text:p>111692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164.283333333" calcext:value-type="float">
            <text:p>113164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4634.926666667" calcext:value-type="float">
            <text:p>114634,926666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6106.426666667" calcext:value-type="float">
            <text:p>116106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565.783333333" calcext:value-type="float">
            <text:p>117565,78333333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8878.283333333" calcext:value-type="float">
            <text:p>118878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0265.926666667" calcext:value-type="float">
            <text:p>120265,9266666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1654.283333333" calcext:value-type="float">
            <text:p>121654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3043.213333333" calcext:value-type="float">
            <text:p>123043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4433.57" calcext:value-type="float">
            <text:p>124433,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901.783333333" calcext:value-type="float">
            <text:p>125901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368.426666667" calcext:value-type="float">
            <text:p>127368,4266666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8758.07" calcext:value-type="float">
            <text:p>128758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228" calcext:value-type="float">
            <text:p>1302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1775.213333333" calcext:value-type="float">
            <text:p>131775,213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3247.856666667" calcext:value-type="float">
            <text:p>133247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4713.07" calcext:value-type="float">
            <text:p>134713,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6184.713333333" calcext:value-type="float">
            <text:p>136184,7133333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7732.783333333" calcext:value-type="float">
            <text:p>137732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207.426666667" calcext:value-type="float">
            <text:p>139207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678.356666667" calcext:value-type="float">
            <text:p>140678,356666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305" calcext:value-type="float">
            <text:p>14230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3852.5" calcext:value-type="float">
            <text:p>143852,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5407.283333333" calcext:value-type="float">
            <text:p>145407,28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6960.926666667" calcext:value-type="float">
            <text:p>146960,9266666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8423.57" calcext:value-type="float">
            <text:p>148423,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9739.783333333" calcext:value-type="float">
            <text:p>149739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206.143333333" calcext:value-type="float">
            <text:p>151206,1433333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2673.5" calcext:value-type="float">
            <text:p>152673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4143.143333333" calcext:value-type="float">
            <text:p>154143,1433333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5612.643333333" calcext:value-type="float">
            <text:p>155612,64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7005.426666667" calcext:value-type="float">
            <text:p>157005,4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553.926666667" calcext:value-type="float">
            <text:p>158553,926666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0104" calcext:value-type="float">
            <text:p>16010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1574.783333333" calcext:value-type="float">
            <text:p>161574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3127.143333333" calcext:value-type="float">
            <text:p>163127,14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4754.07" calcext:value-type="float">
            <text:p>164754,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6223.57" calcext:value-type="float">
            <text:p>166223,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7698.5" calcext:value-type="float">
            <text:p>167698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9249.57" calcext:value-type="float">
            <text:p>169249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798.213333333" calcext:value-type="float">
            <text:p>170798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2433" calcext:value-type="float">
            <text:p>1724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4062.356666667" calcext:value-type="float">
            <text:p>174062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5695.57" calcext:value-type="float">
            <text:p>175695,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7322.07" calcext:value-type="float">
            <text:p>177322,0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8877.856666667" calcext:value-type="float">
            <text:p>178877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0267.926666667" calcext:value-type="float">
            <text:p>180267,926666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1658.856666667" calcext:value-type="float">
            <text:p>181658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123.356666667" calcext:value-type="float">
            <text:p>183123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4585.57" calcext:value-type="float">
            <text:p>184585,5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5980.213333333" calcext:value-type="float">
            <text:p>185980,21333333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7452.713333333" calcext:value-type="float">
            <text:p>187452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9000.643333333" calcext:value-type="float">
            <text:p>189000,64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0470.856666667" calcext:value-type="float">
            <text:p>190470,8566666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2022.5" calcext:value-type="float">
            <text:p>192022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3576.143333333" calcext:value-type="float">
            <text:p>193576,14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5124.783333333" calcext:value-type="float">
            <text:p>195124,783333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6676.426666667" calcext:value-type="float">
            <text:p>196676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8226.783333333" calcext:value-type="float">
            <text:p>198226,783333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9698.426666667" calcext:value-type="float">
            <text:p>199698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325.356666667" calcext:value-type="float">
            <text:p>201325,3566666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2880.713333333" calcext:value-type="float">
            <text:p>202880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4433.213333333" calcext:value-type="float">
            <text:p>204433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142.713333333" calcext:value-type="float">
            <text:p>206142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7696.07" calcext:value-type="float">
            <text:p>207696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9327.713333333" calcext:value-type="float">
            <text:p>209327,7133333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0873.07" calcext:value-type="float">
            <text:p>210873,0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12263.57" calcext:value-type="float">
            <text:p>212263,5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3656.07" calcext:value-type="float">
            <text:p>213656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5126" calcext:value-type="float">
            <text:p>2151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6672.926666667" calcext:value-type="float">
            <text:p>216672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8066.856666667" calcext:value-type="float">
            <text:p>218066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616.5" calcext:value-type="float">
            <text:p>219616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1168.856666667" calcext:value-type="float">
            <text:p>221168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717.783333333" calcext:value-type="float">
            <text:p>222717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4347.283333333" calcext:value-type="float">
            <text:p>224347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5903.643333333" calcext:value-type="float">
            <text:p>225903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453.426666667" calcext:value-type="float">
            <text:p>227453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9005.213333333" calcext:value-type="float">
            <text:p>229005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0551.143333333" calcext:value-type="float">
            <text:p>230551,1433333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2104.213333333" calcext:value-type="float">
            <text:p>232104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3657.856666667" calcext:value-type="float">
            <text:p>233657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5208.5" calcext:value-type="float">
            <text:p>235208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6840.283333333" calcext:value-type="float">
            <text:p>236840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8470.356666667" calcext:value-type="float">
            <text:p>238470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0104.713333333" calcext:value-type="float">
            <text:p>240104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1655.213333333" calcext:value-type="float">
            <text:p>241655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3040.713333333" calcext:value-type="float">
            <text:p>243040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4426.5" calcext:value-type="float">
            <text:p>244426,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45737.426666667" calcext:value-type="float">
            <text:p>245737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7126.356666667" calcext:value-type="float">
            <text:p>247126,356666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594" calcext:value-type="float">
            <text:p>2485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061.643333333" calcext:value-type="float">
            <text:p>250061,64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1526.856666667" calcext:value-type="float">
            <text:p>251526,85666666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52999.926666667" calcext:value-type="float">
            <text:p>252999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4472.856666667" calcext:value-type="float">
            <text:p>254472,8566666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6022.07" calcext:value-type="float">
            <text:p>256022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7492.426666667" calcext:value-type="float">
            <text:p>257492,42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9040.213333333" calcext:value-type="float">
            <text:p>259040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60514.426666667" calcext:value-type="float">
            <text:p>260514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2060.783333333" calcext:value-type="float">
            <text:p>262060,783333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3613.143333333" calcext:value-type="float">
            <text:p>263613,1433333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5167.213333333" calcext:value-type="float">
            <text:p>265167,21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6718.143333333" calcext:value-type="float">
            <text:p>266718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8349.07" calcext:value-type="float">
            <text:p>268349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9899.57" calcext:value-type="float">
            <text:p>269899,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1454.643333333" calcext:value-type="float">
            <text:p>271454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003" calcext:value-type="float">
            <text:p>2730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4468.926666667" calcext:value-type="float">
            <text:p>274468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5856.283333333" calcext:value-type="float">
            <text:p>275856,28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77249.213333333" calcext:value-type="float">
            <text:p>277249,21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8719.283333333" calcext:value-type="float">
            <text:p>278719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265.643333333" calcext:value-type="float">
            <text:p>280265,64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1733.283333333" calcext:value-type="float">
            <text:p>281733,28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3208.643333333" calcext:value-type="float">
            <text:p>283208,643333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4759.143333333" calcext:value-type="float">
            <text:p>284759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6311.643333333" calcext:value-type="float">
            <text:p>286311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859.856666667" calcext:value-type="float">
            <text:p>287859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9490.07" calcext:value-type="float">
            <text:p>289490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0964.283333333" calcext:value-type="float">
            <text:p>290964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2590.926666667" calcext:value-type="float">
            <text:p>292590,92666666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4143" calcext:value-type="float">
            <text:p>2941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5616.356666667" calcext:value-type="float">
            <text:p>295616,356666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249.143333333" calcext:value-type="float">
            <text:p>297249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8876.783333333" calcext:value-type="float">
            <text:p>298876,783333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0512.143333333" calcext:value-type="float">
            <text:p>300512,1433333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2142.07" calcext:value-type="float">
            <text:p>302142,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3698" calcext:value-type="float">
            <text:p>3036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5086.356666667" calcext:value-type="float">
            <text:p>305086,356666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6553.57" calcext:value-type="float">
            <text:p>306553,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8018.07" calcext:value-type="float">
            <text:p>308018,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09491.143333333" calcext:value-type="float">
            <text:p>309491,1433333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11040.783333333" calcext:value-type="float">
            <text:p>311040,783333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12587.426666667" calcext:value-type="float">
            <text:p>312587,4266666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4066.356666667" calcext:value-type="float">
            <text:p>314066,356666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697.57" calcext:value-type="float">
            <text:p>315697,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7249.5" calcext:value-type="float">
            <text:p>317249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881.57" calcext:value-type="float">
            <text:p>318881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0507.783333333" calcext:value-type="float">
            <text:p>320507,7833333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21984.856666667" calcext:value-type="float">
            <text:p>321984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535.783333333" calcext:value-type="float">
            <text:p>323535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082.713333333" calcext:value-type="float">
            <text:p>325082,7133333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6636.356666667" calcext:value-type="float">
            <text:p>326636,356666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267.856666667" calcext:value-type="float">
            <text:p>328267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9820.783333333" calcext:value-type="float">
            <text:p>329820,78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529.57" calcext:value-type="float">
            <text:p>331529,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3084.07" calcext:value-type="float">
            <text:p>333084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4718.283333333" calcext:value-type="float">
            <text:p>334718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6260.5" calcext:value-type="float">
            <text:p>336260,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7652" calcext:value-type="float">
            <text:p>3376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9045.5" calcext:value-type="float">
            <text:p>339045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0515" calcext:value-type="float">
            <text:p>3405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2061.356666667" calcext:value-type="float">
            <text:p>342061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3453.856666667" calcext:value-type="float">
            <text:p>343453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5003.213333333" calcext:value-type="float">
            <text:p>345003,2133333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6553.856666667" calcext:value-type="float">
            <text:p>346553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8101.643333333" calcext:value-type="float">
            <text:p>348101,6433333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9655.143333333" calcext:value-type="float">
            <text:p>349655,1433333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1285.07" calcext:value-type="float">
            <text:p>351285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2760" calcext:value-type="float">
            <text:p>3527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4386.213333333" calcext:value-type="float">
            <text:p>354386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5933.713333333" calcext:value-type="float">
            <text:p>355933,71333333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7411.5" calcext:value-type="float">
            <text:p>357411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8964.856666667" calcext:value-type="float">
            <text:p>358964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590.783333333" calcext:value-type="float">
            <text:p>360590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2148.856666667" calcext:value-type="float">
            <text:p>362148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854.356666667" calcext:value-type="float">
            <text:p>363854,3566666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5491.856666667" calcext:value-type="float">
            <text:p>365491,8566666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7044.5" calcext:value-type="float">
            <text:p>367044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8432" calcext:value-type="float">
            <text:p>3684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9818.5" calcext:value-type="float">
            <text:p>369818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1204.426666667" calcext:value-type="float">
            <text:p>371204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2593.643333333" calcext:value-type="float">
            <text:p>372593,6433333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3983.856666667" calcext:value-type="float">
            <text:p>373983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5452.213333333" calcext:value-type="float">
            <text:p>375452,2133333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6923.283333333" calcext:value-type="float">
            <text:p>376923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8390.356666667" calcext:value-type="float">
            <text:p>378390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9940.57" calcext:value-type="float">
            <text:p>379940,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1491.213333333" calcext:value-type="float">
            <text:p>381491,21333333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2962" calcext:value-type="float">
            <text:p>3829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4513.5" calcext:value-type="float">
            <text:p>384513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6065.283333333" calcext:value-type="float">
            <text:p>386065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7611.356666667" calcext:value-type="float">
            <text:p>387611,3566666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89163.856666667" calcext:value-type="float">
            <text:p>389163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0717.356666667" calcext:value-type="float">
            <text:p>390717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2267.426666667" calcext:value-type="float">
            <text:p>392267,42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3899.926666667" calcext:value-type="float">
            <text:p>393899,9266666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5453" calcext:value-type="float">
            <text:p>3954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7163.213333333" calcext:value-type="float">
            <text:p>397163,213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8634" calcext:value-type="float">
            <text:p>39863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0023.926666667" calcext:value-type="float">
            <text:p>400023,92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1490.426666667" calcext:value-type="float">
            <text:p>401490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2882.643333333" calcext:value-type="float">
            <text:p>402882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352.57" calcext:value-type="float">
            <text:p>404352,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892.07" calcext:value-type="float">
            <text:p>405892,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07288" calcext:value-type="float">
            <text:p>4072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8835.926666667" calcext:value-type="float">
            <text:p>408835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10311.143333333" calcext:value-type="float">
            <text:p>410311,14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1856.213333333" calcext:value-type="float">
            <text:p>411856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13408.283333333" calcext:value-type="float">
            <text:p>413408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14960.356666667" calcext:value-type="float">
            <text:p>414960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16432.426666667" calcext:value-type="float">
            <text:p>416432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7983.926666667" calcext:value-type="float">
            <text:p>417983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9535.713333333" calcext:value-type="float">
            <text:p>419535,71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083.07" calcext:value-type="float">
            <text:p>421083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2636.143333333" calcext:value-type="float">
            <text:p>422636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4262.926666667" calcext:value-type="float">
            <text:p>424262,92666666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5898.143333333" calcext:value-type="float">
            <text:p>425898,1433333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27527.07" calcext:value-type="float">
            <text:p>427527,0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29085.856666667" calcext:value-type="float">
            <text:p>429085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0554.643333333" calcext:value-type="float">
            <text:p>430554,64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1944.856666667" calcext:value-type="float">
            <text:p>431944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407.213333333" calcext:value-type="float">
            <text:p>433407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4877.57" calcext:value-type="float">
            <text:p>434877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36350.07" calcext:value-type="float">
            <text:p>436350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7897.713333333" calcext:value-type="float">
            <text:p>437897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39365.783333333" calcext:value-type="float">
            <text:p>439365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0841.57" calcext:value-type="float">
            <text:p>440841,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468.643333333" calcext:value-type="float">
            <text:p>442468,6433333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43941.426666667" calcext:value-type="float">
            <text:p>443941,42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5495.5" calcext:value-type="float">
            <text:p>445495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7121.283333333" calcext:value-type="float">
            <text:p>447121,28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48592.926666667" calcext:value-type="float">
            <text:p>448592,9266666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0144.283333333" calcext:value-type="float">
            <text:p>450144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51696.356666667" calcext:value-type="float">
            <text:p>451696,3566666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3244.713333333" calcext:value-type="float">
            <text:p>453244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54801.5" calcext:value-type="float">
            <text:p>45480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6428.283333333" calcext:value-type="float">
            <text:p>456428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8061.356666667" calcext:value-type="float">
            <text:p>458061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9689" calcext:value-type="float">
            <text:p>45968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1244.213333333" calcext:value-type="float">
            <text:p>461244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62635" calcext:value-type="float">
            <text:p>4626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4025.643333333" calcext:value-type="float">
            <text:p>464025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495.426666667" calcext:value-type="float">
            <text:p>465495,4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960.783333333" calcext:value-type="float">
            <text:p>466960,7833333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8509.283333333" calcext:value-type="float">
            <text:p>468509,28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0060.643333333" calcext:value-type="float">
            <text:p>470060,6433333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71533.283333333" calcext:value-type="float">
            <text:p>471533,2833333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3162.213333333" calcext:value-type="float">
            <text:p>473162,21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4717.856666667" calcext:value-type="float">
            <text:p>474717,8566666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6268.07" calcext:value-type="float">
            <text:p>476268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7899.143333333" calcext:value-type="float">
            <text:p>477899,1433333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9371.643333333" calcext:value-type="float">
            <text:p>479371,643333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0923.283333333" calcext:value-type="float">
            <text:p>480923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2551.356666667" calcext:value-type="float">
            <text:p>482551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4025.713333333" calcext:value-type="float">
            <text:p>484025,71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657.5" calcext:value-type="float">
            <text:p>485657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7285.713333333" calcext:value-type="float">
            <text:p>487285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8920.5" calcext:value-type="float">
            <text:p>488920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0548.856666667" calcext:value-type="float">
            <text:p>490548,85666666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92104.926666667" calcext:value-type="float">
            <text:p>492104,926666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3494.856666667" calcext:value-type="float">
            <text:p>493494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4880.356666667" calcext:value-type="float">
            <text:p>494880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6267.856666667" calcext:value-type="float">
            <text:p>496267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7658.07" calcext:value-type="float">
            <text:p>497658,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9119.143333333" calcext:value-type="float">
            <text:p>499119,14333333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513.356666667" calcext:value-type="float">
            <text:p>500513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1983.283333333" calcext:value-type="float">
            <text:p>501983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3529.07" calcext:value-type="float">
            <text:p>503529,0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4997.57" calcext:value-type="float">
            <text:p>504997,5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6471.213333333" calcext:value-type="float">
            <text:p>506471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8020.57" calcext:value-type="float">
            <text:p>508020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9564.5" calcext:value-type="float">
            <text:p>509564,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10964.143333333" calcext:value-type="float">
            <text:p>510964,14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2514.07" calcext:value-type="float">
            <text:p>512514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14065.856666667" calcext:value-type="float">
            <text:p>514065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5613.213333333" calcext:value-type="float">
            <text:p>515613,21333333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17168.426666667" calcext:value-type="float">
            <text:p>517168,4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8795.783333333" calcext:value-type="float">
            <text:p>518795,783333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0428.57" calcext:value-type="float">
            <text:p>520428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2057.643333333" calcext:value-type="float">
            <text:p>522057,64333333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23615.713333333" calcext:value-type="float">
            <text:p>523615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5083.356666667" calcext:value-type="float">
            <text:p>525083,3566666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6552" calcext:value-type="float">
            <text:p>52655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28015.926666667" calcext:value-type="float">
            <text:p>528015,92666666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29410.856666667" calcext:value-type="float">
            <text:p>529410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0881.07" calcext:value-type="float">
            <text:p>530881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2428.283333333" calcext:value-type="float">
            <text:p>532428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33898.356666667" calcext:value-type="float">
            <text:p>533898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35449.713333333" calcext:value-type="float">
            <text:p>535449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7002.783333333" calcext:value-type="float">
            <text:p>537002,783333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38551" calcext:value-type="float">
            <text:p>53855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0107.213333333" calcext:value-type="float">
            <text:p>540107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735.283333333" calcext:value-type="float">
            <text:p>541735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3206.5" calcext:value-type="float">
            <text:p>543206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4757.713333333" calcext:value-type="float">
            <text:p>544757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6309.356666667" calcext:value-type="float">
            <text:p>546309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7858" calcext:value-type="float">
            <text:p>54785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9490.356666667" calcext:value-type="float">
            <text:p>549490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51044.856666667" calcext:value-type="float">
            <text:p>551044,8566666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2678.783333333" calcext:value-type="float">
            <text:p>552678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4308.713333333" calcext:value-type="float">
            <text:p>554308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5860.07" calcext:value-type="float">
            <text:p>555860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7249.856666667" calcext:value-type="float">
            <text:p>557249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8718.926666667" calcext:value-type="float">
            <text:p>558718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0183.426666667" calcext:value-type="float">
            <text:p>560183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1657.213333333" calcext:value-type="float">
            <text:p>561657,21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3207.143333333" calcext:value-type="float">
            <text:p>563207,1433333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4753.5" calcext:value-type="float">
            <text:p>564753,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6307" calcext:value-type="float">
            <text:p>56630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67862.643333333" calcext:value-type="float">
            <text:p>567862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411.57" calcext:value-type="float">
            <text:p>569411,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1042.926666667" calcext:value-type="float">
            <text:p>571042,9266666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2597.143333333" calcext:value-type="float">
            <text:p>572597,14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4142.5" calcext:value-type="float">
            <text:p>574142,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5694.856666667" calcext:value-type="float">
            <text:p>575694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7244.643333333" calcext:value-type="float">
            <text:p>577244,6433333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78800.283333333" calcext:value-type="float">
            <text:p>578800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0432.783333333" calcext:value-type="float">
            <text:p>580432,78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2061.713333333" calcext:value-type="float">
            <text:p>582061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83697.783333333" calcext:value-type="float">
            <text:p>583697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5327.143333333" calcext:value-type="float">
            <text:p>585327,1433333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6957.213333333" calcext:value-type="float">
            <text:p>586957,21333333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88349.283333333" calcext:value-type="float">
            <text:p>588349,28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9735.5" calcext:value-type="float">
            <text:p>589735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1202.856666667" calcext:value-type="float">
            <text:p>591202,8566666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2597.643333333" calcext:value-type="float">
            <text:p>592597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143" calcext:value-type="float">
            <text:p>5941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95610.643333333" calcext:value-type="float">
            <text:p>595610,64333333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97085.856666667" calcext:value-type="float">
            <text:p>597085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8636.356666667" calcext:value-type="float">
            <text:p>598636,356666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0258.57" calcext:value-type="float">
            <text:p>600258,5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01738.213333333" calcext:value-type="float">
            <text:p>601738,21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3367.283333333" calcext:value-type="float">
            <text:p>603367,28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4840.07" calcext:value-type="float">
            <text:p>604840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6390.856666667" calcext:value-type="float">
            <text:p>606390,8566666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7944.356666667" calcext:value-type="float">
            <text:p>607944,356666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492.856666667" calcext:value-type="float">
            <text:p>609492,8566666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1122.07" calcext:value-type="float">
            <text:p>611122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2675.426666667" calcext:value-type="float">
            <text:p>612675,42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4309.643333333" calcext:value-type="float">
            <text:p>614309,64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6016.426666667" calcext:value-type="float">
            <text:p>616016,4266666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17652.926666667" calcext:value-type="float">
            <text:p>617652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19045.283333333" calcext:value-type="float">
            <text:p>619045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0430.356666667" calcext:value-type="float">
            <text:p>620430,3566666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1816.426666667" calcext:value-type="float">
            <text:p>621816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23199.213333333" calcext:value-type="float">
            <text:p>623199,2133333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24590.713333333" calcext:value-type="float">
            <text:p>624590,7133333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25981.213333333" calcext:value-type="float">
            <text:p>625981,2133333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7451" calcext:value-type="float">
            <text:p>6274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8922.783333333" calcext:value-type="float">
            <text:p>628922,78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0466.283333333" calcext:value-type="float">
            <text:p>630466,28333333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31943.356666667" calcext:value-type="float">
            <text:p>631943,356666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3494.57" calcext:value-type="float">
            <text:p>633494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5041.213333333" calcext:value-type="float">
            <text:p>635041,213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36591.713333333" calcext:value-type="float">
            <text:p>636591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8144.07" calcext:value-type="float">
            <text:p>638144,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39617" calcext:value-type="float">
            <text:p>6396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1247.643333333" calcext:value-type="float">
            <text:p>641247,6433333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2872.426666667" calcext:value-type="float">
            <text:p>642872,4266666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44428.783333333" calcext:value-type="float">
            <text:p>644428,78333333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6062.283333333" calcext:value-type="float">
            <text:p>646062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7615.07" calcext:value-type="float">
            <text:p>647615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9249" calcext:value-type="float">
            <text:p>6492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0712.213333333" calcext:value-type="float">
            <text:p>650712,21333333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52100" calcext:value-type="float">
            <text:p>6521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53493.07" calcext:value-type="float">
            <text:p>653493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4962.426666667" calcext:value-type="float">
            <text:p>654962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6432.643333333" calcext:value-type="float">
            <text:p>656432,643333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7973" calcext:value-type="float">
            <text:p>65797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59372.783333333" calcext:value-type="float">
            <text:p>659372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922.57" calcext:value-type="float">
            <text:p>660922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2474.213333333" calcext:value-type="float">
            <text:p>662474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4021.283333333" calcext:value-type="float">
            <text:p>664021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5574.07" calcext:value-type="float">
            <text:p>665574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7126.426666667" calcext:value-type="float">
            <text:p>667126,4266666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8673.07" calcext:value-type="float">
            <text:p>668673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70224.57" calcext:value-type="float">
            <text:p>670224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71771.926666667" calcext:value-type="float">
            <text:p>671771,92666666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73325.713333333" calcext:value-type="float">
            <text:p>673325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74882.643333333" calcext:value-type="float">
            <text:p>674882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510.57" calcext:value-type="float">
            <text:p>676510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78147.07" calcext:value-type="float">
            <text:p>678147,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9775.713333333" calcext:value-type="float">
            <text:p>679775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81324.783333333" calcext:value-type="float">
            <text:p>681324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2637.426666667" calcext:value-type="float">
            <text:p>682637,4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4104.5" calcext:value-type="float">
            <text:p>684104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5569.57" calcext:value-type="float">
            <text:p>685569,5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87042.356666667" calcext:value-type="float">
            <text:p>687042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8515.856666667" calcext:value-type="float">
            <text:p>688515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066.643333333" calcext:value-type="float">
            <text:p>690066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613.426666667" calcext:value-type="float">
            <text:p>691613,4266666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93165.926666667" calcext:value-type="float">
            <text:p>693165,926666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4789.713333333" calcext:value-type="float">
            <text:p>694789,71333333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96269.5" calcext:value-type="float">
            <text:p>696269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7898.426666667" calcext:value-type="float">
            <text:p>697898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99369.5" calcext:value-type="float">
            <text:p>699369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0920.713333333" calcext:value-type="float">
            <text:p>700920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2472.783333333" calcext:value-type="float">
            <text:p>702472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4020.57" calcext:value-type="float">
            <text:p>704020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05576.783333333" calcext:value-type="float">
            <text:p>705576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7209" calcext:value-type="float">
            <text:p>7072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8838.643333333" calcext:value-type="float">
            <text:p>708838,6433333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0544.856666667" calcext:value-type="float">
            <text:p>710544,85666666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12104.643333333" calcext:value-type="float">
            <text:p>712104,6433333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3651.426666667" calcext:value-type="float">
            <text:p>713651,42666666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15044.926666667" calcext:value-type="float">
            <text:p>715044,92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6510.713333333" calcext:value-type="float">
            <text:p>716510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7982.926666667" calcext:value-type="float">
            <text:p>717982,92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9532.283333333" calcext:value-type="float">
            <text:p>719532,28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1077.783333333" calcext:value-type="float">
            <text:p>721077,7833333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22631.713333333" calcext:value-type="float">
            <text:p>722631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4187.926666667" calcext:value-type="float">
            <text:p>724187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5738.283333333" calcext:value-type="float">
            <text:p>725738,2833333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7370.783333333" calcext:value-type="float">
            <text:p>727370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8922.57" calcext:value-type="float">
            <text:p>728922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0551.926666667" calcext:value-type="float">
            <text:p>730551,9266666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2104.713333333" calcext:value-type="float">
            <text:p>732104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3652.643333333" calcext:value-type="float">
            <text:p>733652,6433333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35208.143333333" calcext:value-type="float">
            <text:p>735208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6833.5" calcext:value-type="float">
            <text:p>736833,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38392.713333333" calcext:value-type="float">
            <text:p>738392,71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0099.643333333" calcext:value-type="float">
            <text:p>740099,64333333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41736.713333333" calcext:value-type="float">
            <text:p>741736,713333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3363.643333333" calcext:value-type="float">
            <text:p>743363,64333333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44758.426666667" calcext:value-type="float">
            <text:p>744758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6144.783333333" calcext:value-type="float">
            <text:p>746144,7833333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47530.57" calcext:value-type="float">
            <text:p>747530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8919.07" calcext:value-type="float">
            <text:p>748919,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50308.57" calcext:value-type="float">
            <text:p>750308,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1776.356666667" calcext:value-type="float">
            <text:p>751776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53241.856666667" calcext:value-type="float">
            <text:p>753241,85666666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54712.783333333" calcext:value-type="float">
            <text:p>754712,78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6185" calcext:value-type="float">
            <text:p>7561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57733.926666667" calcext:value-type="float">
            <text:p>757733,92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59203.57" calcext:value-type="float">
            <text:p>759203,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60678.07" calcext:value-type="float">
            <text:p>760678,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2228" calcext:value-type="float">
            <text:p>7622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3699.783333333" calcext:value-type="float">
            <text:p>763699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5326.57" calcext:value-type="float">
            <text:p>765326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6878.783333333" calcext:value-type="float">
            <text:p>766878,7833333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68351.856666667" calcext:value-type="float">
            <text:p>768351,85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9980.07" calcext:value-type="float">
            <text:p>769980,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1606.57" calcext:value-type="float">
            <text:p>771606,5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73165.643333333" calcext:value-type="float">
            <text:p>773165,6433333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4800.143333333" calcext:value-type="float">
            <text:p>774800,1433333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6265.5" calcext:value-type="float">
            <text:p>776265,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7658.283333333" calcext:value-type="float">
            <text:p>777658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9125.356666667" calcext:value-type="float">
            <text:p>779125,3566666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0595.143333333" calcext:value-type="float">
            <text:p>780595,1433333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82065.5" calcext:value-type="float">
            <text:p>782065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3531.856666667" calcext:value-type="float">
            <text:p>783531,8566666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5080.5" calcext:value-type="float">
            <text:p>785080,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6556" calcext:value-type="float">
            <text:p>7865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8101.783333333" calcext:value-type="float">
            <text:p>788101,7833333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89655.283333333" calcext:value-type="float">
            <text:p>789655,28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91208.783333333" calcext:value-type="float">
            <text:p>791208,78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2756.713333333" calcext:value-type="float">
            <text:p>792756,7133333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94307.07" calcext:value-type="float">
            <text:p>794307,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95859.426666667" calcext:value-type="float">
            <text:p>795859,4266666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97331.643333333" calcext:value-type="float">
            <text:p>797331,64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8962.57" calcext:value-type="float">
            <text:p>798962,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0513.926666667" calcext:value-type="float">
            <text:p>800513,92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2147.57" calcext:value-type="float">
            <text:p>802147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3776.356666667" calcext:value-type="float">
            <text:p>803776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5411.283333333" calcext:value-type="float">
            <text:p>805411,2833333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7037.783333333" calcext:value-type="float">
            <text:p>807037,7833333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08427.57" calcext:value-type="float">
            <text:p>808427,5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09820.213333333" calcext:value-type="float">
            <text:p>809820,21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1290.283333333" calcext:value-type="float">
            <text:p>811290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2836.643333333" calcext:value-type="float">
            <text:p>812836,64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4306.856666667" calcext:value-type="float">
            <text:p>814306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15858.643333333" calcext:value-type="float">
            <text:p>815858,6433333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17412.57" calcext:value-type="float">
            <text:p>817412,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8962.643333333" calcext:value-type="float">
            <text:p>818962,64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0593.57" calcext:value-type="float">
            <text:p>820593,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2144.356666667" calcext:value-type="float">
            <text:p>822144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23698" calcext:value-type="float">
            <text:p>8236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5248.07" calcext:value-type="float">
            <text:p>825248,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6794" calcext:value-type="float">
            <text:p>82679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28270.213333333" calcext:value-type="float">
            <text:p>828270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898.856666667" calcext:value-type="float">
            <text:p>829898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1449.07" calcext:value-type="float">
            <text:p>831449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3081.57" calcext:value-type="float">
            <text:p>833081,5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4635.783333333" calcext:value-type="float">
            <text:p>834635,78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36346.713333333" calcext:value-type="float">
            <text:p>836346,7133333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37900.783333333" calcext:value-type="float">
            <text:p>837900,7833333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39368.426666667" calcext:value-type="float">
            <text:p>839368,4266666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0836.356666667" calcext:value-type="float">
            <text:p>840836,35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2306.856666667" calcext:value-type="float">
            <text:p>842306,8566666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43777.5" calcext:value-type="float">
            <text:p>843777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45245.713333333" calcext:value-type="float">
            <text:p>845245,71333333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46718.926666667" calcext:value-type="float">
            <text:p>846718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8268.713333333" calcext:value-type="float">
            <text:p>848268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9739.783333333" calcext:value-type="float">
            <text:p>849739,7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1368.283333333" calcext:value-type="float">
            <text:p>851368,2833333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2922.926666667" calcext:value-type="float">
            <text:p>852922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4472.713333333" calcext:value-type="float">
            <text:p>854472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6025.213333333" calcext:value-type="float">
            <text:p>856025,213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7576.856666667" calcext:value-type="float">
            <text:p>857576,85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123.926666667" calcext:value-type="float">
            <text:p>859123,9266666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0754.143333333" calcext:value-type="float">
            <text:p>860754,1433333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2229.5" calcext:value-type="float">
            <text:p>86222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3939.426666667" calcext:value-type="float">
            <text:p>863939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5494.926666667" calcext:value-type="float">
            <text:p>865494,92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7206.283333333" calcext:value-type="float">
            <text:p>867206,28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8838.07" calcext:value-type="float">
            <text:p>868838,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0309.57" calcext:value-type="float">
            <text:p>870309,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1697.643333333" calcext:value-type="float">
            <text:p>871697,64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3081.426666667" calcext:value-type="float">
            <text:p>873081,4266666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74469.07" calcext:value-type="float">
            <text:p>874469,0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5859" calcext:value-type="float">
            <text:p>8758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7320.643333333" calcext:value-type="float">
            <text:p>877320,64333333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78715.426666667" calcext:value-type="float">
            <text:p>878715,4266666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0185.5" calcext:value-type="float">
            <text:p>880185,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81733" calcext:value-type="float">
            <text:p>8817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3202.356666667" calcext:value-type="float">
            <text:p>883202,35666666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84678.283333333" calcext:value-type="float">
            <text:p>884678,2833333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6228.643333333" calcext:value-type="float">
            <text:p>886228,643333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7778.713333333" calcext:value-type="float">
            <text:p>887778,713333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89250.07" calcext:value-type="float">
            <text:p>889250,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0801.57" calcext:value-type="float">
            <text:p>890801,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421.926666667" calcext:value-type="float">
            <text:p>892421,9266666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93901.426666667" calcext:value-type="float">
            <text:p>893901,42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5531.356666667" calcext:value-type="float">
            <text:p>895531,3566666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7083.283333333" calcext:value-type="float">
            <text:p>897083,2833333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98717.5" calcext:value-type="float">
            <text:p>898717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8720.283333333" calcext:value-type="float">
            <text:p>898720,283333333</text:p>
          </table:table-cell>
          <table:table-cell office:value-type="float" office:value="-191" calcext:value-type="float">
            <text:p>-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92" calcext:value-type="float">
            <text:p>-1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7:48:57.059479755</meta:creation-date>
    <dc:date>2019-08-09T17:49:33.096383713</dc:date>
    <meta:editing-duration>PT38S</meta:editing-duration>
    <meta:editing-cycles>1</meta:editing-cycles>
    <meta:document-statistic meta:table-count="1" meta:cell-count="1158" meta:object-count="0"/>
    <meta:generator>LibreOffice/6.2.5.2$Linux_X86_64 LibreOffice_project/20$Build-2</meta:generator>
  </office:meta>
</office:document-meta>
</file>